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f991"/>
    </style:style>
    <style:style style:name="P2" style:family="paragraph" style:parent-style-name="Standard">
      <style:text-properties officeooo:rsid="0003631b" officeooo:paragraph-rsid="0003631b"/>
    </style:style>
    <style:style style:name="P3" style:family="paragraph" style:parent-style-name="Standard">
      <style:text-properties officeooo:rsid="00048281" officeooo:paragraph-rsid="00048281"/>
    </style:style>
    <style:style style:name="P4" style:family="paragraph" style:parent-style-name="Standard">
      <style:paragraph-properties fo:text-align="center" style:justify-single-word="false"/>
      <style:text-properties officeooo:rsid="00048281" officeooo:paragraph-rsid="00048281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style:text-underline-style="solid" style:text-underline-width="auto" style:text-underline-color="font-color" officeooo:rsid="00004f27" officeooo:paragraph-rsid="00004f27"/>
    </style:style>
    <style:style style:name="P10" style:family="paragraph" style:parent-style-name="Standard">
      <style:text-properties style:text-underline-style="solid" style:text-underline-width="auto" style:text-underline-color="font-color" officeooo:paragraph-rsid="00004f27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1f991"/>
    </style:style>
    <style:style style:name="T1" style:family="text">
      <style:text-properties officeooo:rsid="00004f27"/>
    </style:style>
    <style:style style:name="T2" style:family="text">
      <style:text-properties officeooo:rsid="0001f991"/>
    </style:style>
    <style:style style:name="T3" style:family="text">
      <style:text-properties officeooo:rsid="0003631b"/>
    </style:style>
    <style:style style:name="T4" style:family="text">
      <style:text-properties officeooo:rsid="0004828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UMMARY :</text:p>
      <text:p text:style-name="P3"/>
      <text:p text:style-name="P3"/>
      <text:p text:style-name="Standard">Services in Linux and other operating systems are applications or a set of applications that run in</text:p>
      <text:p text:style-name="Standard">the background.</text:p>
      <text:p text:style-name="Standard"/>
      <text:p text:style-name="Standard">The following three services are required for network activities on a Linux system:</text:p>
      <text:p text:style-name="Standard"/>
      <text:p text:style-name="Standard"><text:span text:style-name="T1">1. </text:span>network - This service turns on the network card or powers the modem.</text:p>
      <text:p text:style-name="Standard">2. iptables - This is the kernel based Packet Filtering firewall service.</text:p>
      <text:p text:style-name="Standard">3. xinetd - This is the server that monitors and controls other servers.</text:p>
      <text:p text:style-name="Standard"/>
      <text:p text:style-name="Standard">arpwatch - T</text:p>
      <text:p text:style-name="Standard">• dhcpd - </text:p>
      <text:p text:style-name="Standard">• iplog - T</text:p>
      <text:p text:style-name="Standard">• netplugd - </text:p>
      <text:p text:style-name="Standard">• nfs </text:p>
      <text:p text:style-name="Standard">• nfsfs - This </text:p>
      <text:p text:style-name="Standard">• nfslock - </text:p>
      <text:p text:style-name="Standard">• saned - </text:p>
      <text:p text:style-name="Standard"/>
      <text:p text:style-name="Standard">• snmpd -</text:p>
      <text:p text:style-name="Standard"/>
      <text:p text:style-name="P9">PART 1</text:p>
      <text:p text:style-name="P10">HOW TO SET STATIC IP IN UBUNTU SERVER</text:p>
      <text:p text:style-name="Standard"/>
      <text:p text:style-name="Standard">By</text:p>
      <text:p text:style-name="Standard">changing the interfaces configuration, the device will request a specific IP address when it</text:p>
      <text:p text:style-name="Standard">connectsto the router.</text:p>
      <text:p text:style-name="Standard"/>
      <text:p text:style-name="Standard"/>
      <text:p text:style-name="Standard">a) Identifying the Network Interface Name</text:p>
      <text:p text:style-name="Standard">We can tell that any interface that starts with the text “en” is an Ethernet network interface. If</text:p>
      <text:p text:style-name="Standard">you are dealing with a wireless network interface, the name would be prefixed with the text “wl“.</text:p>
      <text:p text:style-name="Standard"/>
      <text:p text:style-name="Standard">Using Netplan to Define a Static IP Address</text:p>
      <text:p text:style-name="Standard">We can use this tool to make the operating system request a specific IP address from the router</text:p>
      <text:p text:style-name="Standard">when it connects.</text:p>
      <text:p text:style-name="Standard"/>
      <text:p text:style-name="Standard">ls /etc/netplan</text:p>
      <text:p text:style-name="P1"/>
      <text:p text:style-name="Standard">network: – When modifying a network interface’s behaviour, the file must</text:p>
      <text:p text:style-name="Standard">always start with “network:“.</text:p>
      <text:p text:style-name="Standard"/>
      <text:p text:style-name="Standard">• version: – Netplan requires you to specify what version of its configuration</text:p>
      <text:p text:style-name="Standard">markup that you are using.</text:p>
      <text:p text:style-name="Standard">• ethernets: – This block is where we define settings that will modify our ethernet</text:p>
      <text:p text:style-name="Standard">interfaces’ behavior.</text:p>
      <text:p text:style-name="Standard">• ens33: – Finally, you should see the name of your network interface. </text:p>
      <text:p text:style-name="Standard"><text:soft-page-break/>• dhcp4: – This option allows us to control whether Netplan will automatically</text:p>
      <text:p text:style-name="Standard">fetch an IP address from the router using the DHCP client.</text:p>
      <text:p text:style-name="Standard"/>
      <text:p text:style-name="Standard">Now to check whether your configuration has been accepted or not, type the below</text:p>
      <text:p text:style-name="P1">commands <text:s text:c="7"/>sudo netplan try</text:p>
      <text:p text:style-name="Standard"/>
      <text:p text:style-name="Standard">With the configuration file modified, we need to get the Netplan tool to apply the changes.</text:p>
      <text:p text:style-name="Standard">Applying the changes is as simple as using the following command on your Ubuntu device.</text:p>
      <text:p text:style-name="Standard"/>
      <text:p text:style-name="Standard">sudo netplan apply</text:p>
      <text:p text:style-name="Standard"/>
      <text:p text:style-name="Standard"/>
      <text:p text:style-name="Standard">Verifying that the Ubuntu 22.04 operating system is now utilizing a static IP address, we can</text:p>
      <text:p text:style-name="Standard">use the ip command again.</text:p>
      <text:p text:style-name="Standard"/>
      <text:p text:style-name="Standard">ip a</text:p>
      <text:p text:style-name="Standard"/>
      <text:p text:style-name="P8"/>
      <text:p text:style-name="P8">DISADVANTAGES OF STATIC IP</text:p>
      <text:p text:style-name="Standard">Static IP address has a few drawbacks:</text:p>
      <text:p text:style-name="Standard">• The router will never guarantee that the IP is actually available. </text:p>
      <text:p text:style-name="Standard">• Additionally, suppose the static IP address is not available when your Ubuntu 22.04</text:p>
      <text:p text:style-name="Standard">device connects. </text:p>
      <text:p text:style-name="Standard">• As your device asks for a specific IP, the router will not fall back to assigning an IP from</text:p>
      <text:p text:style-name="Standard">the router’s pool.</text:p>
      <text:p text:style-name="Standard"/>
      <text:p text:style-name="P7"/>
      <text:p text:style-name="P11"><text:span text:style-name="T2">PART 2 <text:s text:c="2"/></text:span><text:s/>HOW TO SET DYNAMIC IP IN UBUNTU SERVER</text:p>
      <text:p text:style-name="Standard"/>
      <text:p text:style-name="Standard"/>
      <text:p text:style-name="Standard">I<text:span text:style-name="T7">NTRODUCTION TO SAMBA</text:span></text:p>
      <text:p text:style-name="Standard">Samba is an open source implementation of the Server Message Block (SMB) protocol. It allows</text:p>
      <text:p text:style-name="Standard">the networking of Microsoft Windows®, Linux, UNIX, and other operating systems together,</text:p>
      <text:p text:style-name="Standard"/>
      <text:p text:style-name="P5"/>
      <text:p text:style-name="P5">SAMBA FEATURES</text:p>
      <text:p text:style-name="Standard">• Serve directory trees and printers to Linux, UNIX, and Windows clients</text:p>
      <text:p text:style-name="Standard">• Assist in network browsing (with or without NetBIOS)</text:p>
      <text:p text:style-name="Standard">• Authenticate Windows domain logins</text:p>
      <text:p text:style-name="Standard">• Provide Windows Internet Name Service (WINS) name server resolution</text:p>
      <text:p text:style-name="Standard"/>
      <text:p text:style-name="Standard"/>
      <text:p text:style-name="P2">Setting up samba</text:p>
      <text:p text:style-name="P2">sudo apt install samba –y</text:p>
      <text:p text:style-name="Standard">sudo systemctl status smbd</text:p>
      <text:p text:style-name="Standard">mkdir /home/ayesha/sharingFolder</text:p>
      <text:p text:style-name="Standard">chmod 777 /home/ayesha/sharingFolder</text:p>
      <text:p text:style-name="Standard">sudo useradd user1</text:p>
      <text:p text:style-name="Standard">Sudo ambpasswd –a user</text:p>
      <text:p text:style-name="Standard"><text:soft-page-break/>Sudo nano /etc/samba/smb.conf</text:p>
      <text:p text:style-name="Standard">Now to check your changes typ<text:span text:style-name="T3">e </text:span>Testparm</text:p>
      <text:p text:style-name="Standard">ip a</text:p>
      <text:p text:style-name="Standard"/>
      <text:p text:style-name="P6">Creating Your First VM</text:p>
      <text:p text:style-name="P3">1. Click the New button on the toolbar to create a new VM.</text:p>
      <text:p text:style-name="P3">2. Configure the name and operating system (OS) for your VM with the following:</text:p>
      <text:p text:style-name="Standard">3. Now, specify how much memory (RAM in MB) you want to allocate for your VM, and click</text:p>
      <text:p text:style-name="Standard">Next.</text:p>
      <text:p text:style-name="Standard">4. Select the Create a virtual hard disk now option on the next screen, and click Create.</text:p>
      <text:p text:style-name="Standard"><text:span text:style-name="T4">5.</text:span>Next, choose the VDI (VirtualBox Disk Image) option, which is a good choice for most users,</text:p>
      <text:p text:style-name="Standard">and click Next.</text:p>
      <text:p text:style-name="Standard">6. On the next screen, choose the storage type for your virtual hard disk.</text:p>
      <text:p text:style-name="P3">7.Choose a name for the virtual hard disk, allocate the storage space for your VM, and click</text:p>
      <text:p text:style-name="P3">Create.</text:p>
      <text:p text:style-name="P3">8. Once the VM is created, you’ll see the VM listed in the left pane of the VirtualBox window</text:p>
      <text:p text:style-name="P3">with all detail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1:40:34.465552971</meta:creation-date>
    <dc:date>2023-02-12T11:24:55.426883065</dc:date>
    <meta:editing-duration>PT35M42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3" meta:paragraph-count="84" meta:word-count="674" meta:character-count="3851" meta:non-whitespace-character-count="3237"/>
  </office:meta>
</office:document-meta>
</file>